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heck HTTP responsiveness</text:p>
      <text:p text:style-name="Standard">(Invoke-WebRequest http://localhost:5500 -UseBasicParsing -TimeoutSec 5).StatusCode</text:p>
      <text:p text:style-name="Standard">(Invoke-WebRequest http://localhost:3001 -UseBasicParsing -TimeoutSec 5).StatusCo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19:48:07.763901500</meta:creation-date>
    <dc:date>2026-04-04T19:49:05.981127500</dc:date>
    <meta:editing-duration>PT59S</meta:editing-duration>
    <meta:editing-cycles>1</meta:editing-cycles>
    <meta:document-statistic meta:table-count="0" meta:image-count="0" meta:object-count="0" meta:page-count="1" meta:paragraph-count="3" meta:word-count="14" meta:character-count="193" meta:non-whitespace-character-count="182"/>
    <meta:generator>LibreOffice/25.8.5.2$Windows_X86_64 LibreOffice_project/9c8b85f387cc00a89945a79c9e6239f32e450ac2</meta:generator>
  </office:meta>
</office:document-meta>
</file>